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as-char" svg:width="6.853cm" svg:height="5.133cm" draw:z-index="0"><draw:image xlink:href="https://encrypted-tbn0.gstatic.com/images?q=tbn:ANd9GcSBBdH_7Ga1w7X9qytRqrCWDXURWeE16-816g&amp;s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enne georget</meta:initial-creator>
    <meta:creation-date>2024-09-30T13:19:56</meta:creation-date>
    <meta:document-statistic meta:table-count="0" meta:image-count="1" meta:object-count="0" meta:page-count="1" meta:paragraph-count="1" meta:word-count="0" meta:character-count="2"/>
    <dc:date>2024-09-30T13:20:19.65</dc:date>
    <dc:creator>fabienne georget</dc:creator>
    <meta:editing-duration>PT24S</meta:editing-duration>
    <meta:editing-cycles>1</meta:editing-cycles>
    <meta:generator>OpenOffice/4.1.14$Win32 OpenOffice.org_project/4114m1$Build-9811</meta:generator>
  </office:meta>
</office:document-meta>
</file>